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mg2.0"/><text:bookmark text:name="mg2.1"/><text:span text:style-name="T1">Das Lied des Krieges</text:span><text:bookmark text:name="ukbo0"/><text:line-break/>Einst kam ein einsam Wandersmann<text:bookmark text:name="ukbo1"/><text:line-break/>Er kam von sehr weit her<text:bookmark text:name="nxxh1"/><text:line-break/>Man fragte ihn, was er getan<text:bookmark text:name="nxxh2"/><text:line-break/>Er wusste es nicht mehr<text:bookmark text:name="nxxh3"/><text:line-break/><text:bookmark text:name="nxxh4"/><text:line-break/>Doch nach zwei langen Tagen<text:bookmark text:name="aszr0"/><text:line-break/>Da faste er all seinen Mut<text:bookmark text:name="aszr1"/><text:line-break/>Man hatte ihn geschlagen<text:bookmark text:name="k9hn0"/><text:line-break/>Geworfen in des Feuers Glut<text:bookmark text:name="k9hn1"/><text:line-break/><text:bookmark text:name="k9hn2"/><text:line-break/>Er war gerannt, ja Tag und Nacht<text:bookmark text:name="k9hn3"/><text:line-break/>Bis er die Burg hier fand<text:bookmark text:name="k9hn4"/><text:line-break/>Das Schicksal hat ihm Gnad gebracht<text:bookmark text:name="l-t90"/><text:line-break/>Doch lebt er nun in Schand<text:bookmark text:name="l-t91"/><text:line-break/><text:bookmark text:name="l-t92"/><text:line-break/>Er floh vorm Krieg, vorm Tod, vor Qual<text:bookmark text:name="l-t93"/><text:line-break/>Er hatte keinen Mut<text:bookmark text:name="l-t94"/><text:line-break/>Doch habe er gehabt die Wahl<text:bookmark text:name="iuzy0"/><text:line-break/>Zu töten die böse Brut<text:bookmark text:name="iuzy1"/><text:line-break/><text:bookmark text:name="iuzy2"/><text:line-break/>Der Feind, der fand ihn im Versteck<text:bookmark text:name="iuzy3"/><text:line-break/>Und brachte ihn ans Licht<text:bookmark text:name="yvwx0"/><text:line-break/>Fürn Feind war er nur ein Stück Dreck<text:bookmark text:name="aqgz0"/><text:line-break/>Keine Hilfe wart in Sicht<text:bookmark text:name="aqgz1"/><text:line-break/><text:bookmark text:name="aqgz2"/><text:line-break/>Sie schlugen ihn, den Wandersmann<text:bookmark text:name="aqgz3"/><text:line-break/>Mit Stöcken bis das Blute floss<text:bookmark text:name="hyyc0"/><text:line-break/>Was haben sie ihm angetan<text:bookmark text:name="gl6u0"/><text:line-break/>Zum Glück wart dort ein altes Ross</text:p>
      <text:p text:style-name="P2"/>
      <text:p text:style-name="P2">So nahm er all die Kraft zusamm</text:p>
      <text:p text:style-name="P2">Und seinen Willn, der Wandersmann</text:p>
      <text:p text:style-name="P2">Sprang auf das Ross und ritt davon</text:p>
      <text:p text:style-name="P2">Der böse Feind, der folgte schon</text:p>
      <text:p text:style-name="P2">Doch wart zu langsam seinesgleichen</text:p>
      <text:p text:style-name="P2">So musste er der Grenze weichen<text:line-break/><text:bookmark text:name="d9:91"/><text:line-break/><text:bookmark text:name="yvwx1"/><text:line-break/><text:bookmark text:name="ukbo2"/><text:bookmark text:name="ukbo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8-13T14:37:33</meta:creation-date>
    <dc:date>2009-07-08T17:23:33</dc:date>
    <dc:language>en-US</dc:language>
    <meta:editing-cycles>18</meta:editing-cycles>
    <meta:editing-duration>PT00H09M26S</meta:editing-duration>
    <dc:creator>Tamino Dauth</dc:creator>
    <meta:document-statistic meta:table-count="0" meta:image-count="0" meta:object-count="0" meta:page-count="1" meta:paragraph-count="7" meta:word-count="178" meta:character-count="92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